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99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47.31pt"/>
    </style:style>
    <style:style style:name="co9" style:family="table-column">
      <style:table-column-properties fo:break-before="auto" style:column-width="89.74pt"/>
    </style:style>
    <style:style style:name="co10" style:family="table-column">
      <style:table-column-properties fo:break-before="auto" style:column-width="618.5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Episode</text:p>
          </table:table-cell>
          <table:table-cell table:style-name="ce1" office:value-type="string" calcext:value-type="string">
            <text:p>Objects</text:p>
          </table:table-cell>
          <table:table-cell table:style-name="ce1" office:value-type="string" calcext:value-type="string">
            <text:p>Grasp Attempts</text:p>
          </table:table-cell>
          <table:table-cell table:style-name="ce1" office:value-type="string" calcext:value-type="string">
            <text:p>Grasp Success</text:p>
          </table:table-cell>
          <table:table-cell table:style-name="ce1" office:value-type="string" calcext:value-type="string">
            <text:p>No Plan</text:p>
          </table:table-cell>
          <table:table-cell table:style-name="ce1" office:value-type="string" calcext:value-type="string">
            <text:p>Regrasps</text:p>
          </table:table-cell>
          <table:table-cell table:style-name="ce1" office:value-type="string" calcext:value-type="string">
            <text:p>Placed</text:p>
          </table:table-cell>
          <table:table-cell table:style-name="ce1" office:value-type="string" calcext:value-type="string">
            <text:p>Height</text:p>
          </table:table-cell>
          <table:table-cell table:style-name="Default" table:number-columns-repeated="2"/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,12,14,15,23,3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ce3" office:value-type="string" calcext:value-type="string">
            <text:p>Grasp not deep enough on box (12). Arm stuck against sensor gantry (5). Grasped car long-wise (5)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,15,19,21,27,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.1" calcext:value-type="float">
            <text:p>6.1</text:p>
          </table:table-cell>
          <table:table-cell table:style-name="Default" table:number-columns-repeated="2"/>
          <table:table-cell table:style-name="Default" office:value-type="string" calcext:value-type="string">
            <text:p>Small mug slid out as gripper closed (27). Grasp not aligned with object (11)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,9,15,17,25,2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1" calcext:value-type="float">
            <text:p>6.1</text:p>
          </table:table-cell>
          <table:table-cell table:style-name="Default" table:number-columns-repeated="2"/>
          <table:table-cell table:style-name="ce3" office:value-type="string" calcext:value-type="string">
            <text:p>Slipped in hand, so collided with box (17).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7,9,16,23,26,3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table:style-name="Default" table:number-columns-repeated="2"/>
          <table:table-cell table:style-name="ce3" office:value-type="string" calcext:value-type="string">
            <text:p>Regrasp on wide mug (32) failed due to inaccurate perception. Inaccurate segmentation (26)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7,9,17,19,20,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.1" calcext:value-type="float">
            <text:p>6.1</text:p>
          </table:table-cell>
          <table:table-cell table:style-name="Default" table:number-columns-repeated="2"/>
          <table:table-cell table:style-name="ce3" office:value-type="string" calcext:value-type="string">
            <text:p>Grasp not low enough on mug (27). Object larger than completed shape (20).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,4,11,15,17,2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.6</text:p>
          </table:table-cell>
          <table:table-cell table:style-name="Default" table:number-columns-repeated="2"/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3,15,16,19,22,3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style-name="ce3" office:value-type="string" calcext:value-type="string">
            <text:p>Mug too wide (31), maybe slightly off. Grasp too close to edge (15). Fingers curled when in contact with neck of (22) (segmentation bad).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,2,8,13,16,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3" calcext:value-type="float">
            <text:p>7.3</text:p>
          </table:table-cell>
          <table:table-cell table:style-name="Default" table:number-columns-repeated="2"/>
          <table:table-cell table:style-name="ce3" office:value-type="string" calcext:value-type="string">
            <text:p>Object appeared smaller than it actually was (1)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1,26,29,31,33,3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8" calcext:value-type="float">
            <text:p>7.8</text:p>
          </table:table-cell>
          <table:table-cell table:style-name="Default" table:number-columns-repeated="2"/>
          <table:table-cell table:style-name="ce3" office:value-type="string" calcext:value-type="string">
            <text:p>Grasp not deep enough on wine glass (34)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5,12,18,20,31,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.8" calcext:value-type="float">
            <text:p>7.8</text:p>
          </table:table-cell>
          <table:table-cell table:style-name="Default" table:number-columns-repeated="2"/>
          <table:table-cell table:style-name="ce3" office:value-type="string" calcext:value-type="string">
            <text:p>Object segmented improperly, collided with box (31). Touched object before grasp (5)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,3,12,14,17,2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8,12,17,21,31,3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4,5,8,24,28,3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.6" calcext:value-type="float">
            <text:p>6.6</text:p>
          </table:table-cell>
          <table:table-cell table:number-columns-repeated="2"/>
          <table:table-cell table:style-name="ce3" office:value-type="string" calcext:value-type="string">
            <text:p>Entanglement with sail (5); wasn’t segmented properly. Grasp not antipodal (bad shape completion) (24).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5,6,7,19,21,3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table:style-name="ce3" office:value-type="string" calcext:value-type="string">
            <text:p>Grasped sail across sharp edges (5). Grasp not deep enough on wine glass (34).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4,17,23,24,25,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table-cell table:style-name="ce3" office:value-type="string" calcext:value-type="string">
            <text:p>Grasp not deep enough on mug (28).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3,7,8,18,22,3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table:style-name="ce3" office:value-type="string" calcext:value-type="string">
            <text:p>Grasp not deep enough on car (grasped long-wise) (18).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5,12,13,20,26,2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1" calcext:value-type="float">
            <text:p>7.1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,9,20,21,24,3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.9" calcext:value-type="float">
            <text:p>8.9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5,6,18,28,33,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4,5,16,18,21,2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Over-segmented sailboat (5).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,3,10,27,32,3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,4,5,21,23,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1,9,15,20,27,3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3" calcext:value-type="float">
            <text:p>7.3</text:p>
          </table:table-cell>
          <table:table-cell table:number-columns-repeated="2"/>
          <table:table-cell table:style-name="ce3" office:value-type="string" calcext:value-type="string">
            <text:p>Grasp not deep enough on car (5), grasped long-wise.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3,6,17,28,29,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.3" calcext:value-type="float">
            <text:p>7.3</text:p>
          </table:table-cell>
          <table:table-cell table:number-columns-repeated="2"/>
          <table:table-cell table:style-name="ce3" office:value-type="string" calcext:value-type="string">
            <text:p>Not deep enough on car (17), grasped long-wise.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3,14,15,17,18,3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1" calcext:value-type="float">
            <text:p>7.1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7,14,15,23,26,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.8" calcext:value-type="float">
            <text:p>9.8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1,4,8,13,26,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.9" calcext:value-type="float">
            <text:p>11.9</text:p>
          </table:table-cell>
          <table:table-cell table:number-columns-repeated="2"/>
          <table:table-cell table:style-name="ce3" office:value-type="string" calcext:value-type="string">
            <text:p>Object fell over after temporary placement due to motion planning failure, later led to bad shape completion and grasp failure (13).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1,8,10,18,24,3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table:style-name="ce3" office:value-type="string" calcext:value-type="string">
            <text:p>Long-wise on car (18). Object deformed after grasp (1).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5,6,11,13,21,2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.9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6,13,20,21,29,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table:style-name="ce3" office:value-type="string" calcext:value-type="string">
            <text:p>Touched tail before grasp (21), bad motion plan.</text:p>
          </table:table-cell>
        </table:table-row>
        <table:table-row table:style-name="ro2">
          <table:table-cell table:style-name="Default" table:number-columns-repeated="2"/>
          <table:table-cell table:number-columns-repeated="9"/>
        </table:table-row>
        <table:table-row table:style-name="ro2">
          <table:table-cell table:style-name="Default"/>
          <table:table-cell office:value-type="string" calcext:value-type="string">
            <text:p>Average</text:p>
          </table:table-cell>
          <table:table-cell office:value-type="string" calcext:value-type="string">
            <text:p>Standard Err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lace SR</text:p>
          </table:table-cell>
          <table:table-cell table:formula="of:=SUM([.G2:.G31])/(6 * COUNT([.G2:.G31]))" office:value-type="float" office:value="0.833333333333333" calcext:value-type="float">
            <text:p>0.8333333333</text:p>
          </table:table-cell>
          <table:table-cell table:formula="of:=SQRT((SUM([.G2:.G31]) * POWER(1 - [.B34]; 2) + (6 * COUNT([.G2:.G31]) - SUM([.G2:.G31])) * POWER(0 - [.B34]; 2)) / (6*COUNT([.G2:.G31])-1)) / SQRT(6*COUNT([.G2:.G31]))" office:value-type="float" office:value="0.0278552612693698" calcext:value-type="float">
            <text:p>0.027855261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lace ER</text:p>
          </table:table-cell>
          <table:table-cell table:formula="of:=SUM([.G2:.G31])/(6*COUNT([.G2:.G31]) - SUM([.E2:.E31]))" office:value-type="float" office:value="0.833333333333333" calcext:value-type="float">
            <text:p>0.8333333333</text:p>
          </table:table-cell>
          <table:table-cell table:formula="of:=SQRT((SUM([.G2:.G31]) * POWER(1 - [.B35]; 2) + (6 * COUNT([.G2:.G31]) - SUM([.E2:.E31]) - SUM([.G2:.G31])) * POWER(0 - [.B35]; 2)) / (6 * COUNT([.G2:.G31]) - SUM([.E2:.E31]) - 1)) / SQRT(6 * COUNT([.G2:.G31]) - SUM([.E2:.E31]))" office:value-type="float" office:value="0.0278552612693698" calcext:value-type="float">
            <text:p>0.027855261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rasp SR</text:p>
          </table:table-cell>
          <table:table-cell table:formula="of:=SUM([.D2:.D31]) / SUM([.C2:.C31])" office:value-type="float" office:value="0.865671641791045" calcext:value-type="float">
            <text:p>0.8656716418</text:p>
          </table:table-cell>
          <table:table-cell table:formula="of:=SQRT((SUM([.D2:.D31]) * POWER(1 - [.B36]; 2) + (SUM([.C2:.C31]) - SUM([.D2:.D31])) * POWER(0 - [.B36]; 2)) / (SUM([.C2:.C31]) - 1)) / SQRT(SUM([.C2:.C31]))" office:value-type="float" office:value="0.0241126782409008" calcext:value-type="float">
            <text:p>0.024112678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eight 6</text:p>
          </table:table-cell>
          <table:table-cell table:number-matrix-columns-spanned="1" table:number-matrix-rows-spanned="1" table:formula="of:=AVERAGE(IF([.G2:.G31]=6;[.H2:.H31]))" office:value-type="float" office:value="7.44545454545454" calcext:value-type="float">
            <text:p>7.4454545455</text:p>
          </table:table-cell>
          <table:table-cell table:number-matrix-columns-spanned="1" table:number-matrix-rows-spanned="1" table:formula="of:=STDEV(IF([.G2:.G31]=6;[.H2:.H31])) / SQRT(SUM(IF([.G2:.G31]=6;1)))" office:value-type="float" office:value="0.433665903320147" calcext:value-type="float">
            <text:p>0.43366590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eight 5</text:p>
          </table:table-cell>
          <table:table-cell table:number-matrix-columns-spanned="1" table:number-matrix-rows-spanned="1" table:formula="of:=AVERAGE(IF([.G2:.G31]=5;[.H2:.H31]))" office:value-type="float" office:value="7.05" calcext:value-type="float">
            <text:p>7.05</text:p>
          </table:table-cell>
          <table:table-cell table:number-matrix-columns-spanned="1" table:number-matrix-rows-spanned="1" table:formula="of:=STDEV(IF([.G2:.G31]=5;[.H2:.H31])) / SQRT(SUM(IF([.G2:.G31]=5;1)))" office:value-type="float" office:value="0.65" calcext:value-type="float">
            <text:p>0.6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eight 4</text:p>
          </table:table-cell>
          <table:table-cell table:number-matrix-columns-spanned="1" table:number-matrix-rows-spanned="1" table:formula="of:=AVERAGE(IF([.G2:.G31]=4;[.H2:.H31]))" office:value-type="float" office:value="6.12857142857143" calcext:value-type="float">
            <text:p>6.1285714286</text:p>
          </table:table-cell>
          <table:table-cell table:number-matrix-columns-spanned="1" table:number-matrix-rows-spanned="1" table:formula="of:=STDEV(IF([.G2:.G31]=4;[.H2:.H31])) / SQRT(SUM(IF([.G2:.G31]=4;1)))" office:value-type="float" office:value="0.408081624488163" calcext:value-type="float">
            <text:p>0.408081624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eight 3</text:p>
          </table:table-cell>
          <table:table-cell table:number-matrix-columns-spanned="1" table:number-matrix-rows-spanned="1" table:formula="of:=AVERAGE(IF([.G2:.G31]=3;[.H2:.H31]))" office:value-type="float" office:value="6" calcext:value-type="float">
            <text:p>6</text:p>
          </table:table-cell>
          <table:table-cell table:number-matrix-columns-spanned="1" table:number-matrix-rows-spanned="1" table:formula="of:=STDEV(IF([.G2:.G31]=3;[.H2:.H31])) / SQRT(SUM(IF([.G2:.G31]=3;1)))"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8"/>
        </table:table-row>
        <table:table-row table:style-name="ro2">
          <table:table-cell table:style-name="Default"/>
          <table:table-cell office:value-type="string" calcext:value-type="string">
            <text:p>Total</text:p>
          </table:table-cell>
          <table:table-cell office:value-type="string" calcext:value-type="string">
            <text:p>Attemp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grasps</text:p>
          </table:table-cell>
          <table:table-cell table:formula="of:=SUM([.F1:.F31])" office:value-type="float" office:value="21" calcext:value-type="float">
            <text:p>21</text:p>
          </table:table-cell>
          <table:table-cell table:formula="of:=SUM([.C2:.C31])" office:value-type="float" office:value="201" calcext:value-type="float">
            <text:p>201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Suc. Grasps</text:p>
          </table:table-cell>
          <table:table-cell table:formula="of:=SUM([.D2:.D31])" office:value-type="float" office:value="174" calcext:value-type="float">
            <text:p>174</text:p>
          </table:table-cell>
          <table:table-cell table:formula="of:=SUM([.C2:.C31])" office:value-type="float" office:value="201" calcext:value-type="float">
            <text:p>201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Suc. Places</text:p>
          </table:table-cell>
          <table:table-cell table:formula="of:=SUM([.G2:.G31])" office:value-type="float" office:value="150" calcext:value-type="float">
            <text:p>150</text:p>
          </table:table-cell>
          <table:table-cell table:formula="of:=6*COUNT([.H2:.H31])" office:value-type="float" office:value="180" calcext:value-type="float">
            <text:p>180</text:p>
          </table:table-cell>
          <table:table-cell table:number-columns-repeated="8"/>
        </table:table-row>
        <table:table-row table:style-name="ro2" table:number-rows-repeated="4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30">00/00/0000</text:date>, <text:time style:data-style-name="N2" text:time-value="09:32:26.382012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09:41:42.659113229</meta:creation-date>
    <dc:date>2020-10-30T13:40:58.264577448</dc:date>
    <meta:editing-duration>PT9H35M23S</meta:editing-duration>
    <meta:editing-cycles>72</meta:editing-cycles>
    <meta:generator>LibreOffice/5.1.6.2$Linux_X86_64 LibreOffice_project/10m0$Build-2</meta:generator>
    <meta:document-statistic meta:table-count="1" meta:cell-count="302" meta:object-count="0"/>
  </office:meta>
</office:document-meta>
</file>